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shapes>
          <draw:frame draw:z-index="0" draw:style-name="gr1" svg:width="15.999cm" svg:height="8.999cm" svg:x="14.282cm" svg:y="3.99cm">
            <draw:object draw:notify-on-update-of-ranges="Feuille1.A5:Feuille1.A25 Feuille1.B5:Feuille1.B25 Feuille1.A5:Feuille1.A25 Feuille1.C5:Feuille1.C25 Feuille1.A5:Feuille1.A25 Feuille1.D5:Feuille1.D25 Feuille1.A5:Feuille1.A25 Feuille1.E5:Feuille1.E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>
            <text:p>Qualité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Durabilité</text:p>
          </table:table-cell>
          <table:table-cell table:number-columns-repeated="4" office:value-type="float" office:value="100">
            <text:p>10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table:formula="of:=IF([.B$1]*(1-((([.$A5]-30)/70)-1)^2) &gt;0 ; [.B$1]*(1-((([.$A5]-30)/70)-1)^2); 0)" office:value-type="float" office:value="50">
            <text:p>50</text:p>
          </table:table-cell>
          <table:table-cell table:formula="of:=IF([.C$1]*(1-((([.$A5]-30)/70)-1)^2) &gt;0 ; [.C$1]*(1-((([.$A5]-30)/70)-1)^2); 0)" office:value-type="float" office:value="80">
            <text:p>80</text:p>
          </table:table-cell>
          <table:table-cell table:formula="of:=IF([.D$1]*(1-((([.$A5]-30)/70)-1)^2) &gt;0 ; [.D$1]*(1-((([.$A5]-30)/70)-1)^2); 0)" office:value-type="float" office:value="90">
            <text:p>90</text:p>
          </table:table-cell>
          <table:table-cell table:formula="of:=IF([.E$1]*(1-((([.$A5]-30)/70)-1)^2) &gt;0 ; [.E$1]*(1-((([.$A5]-30)/70)-1)^2); 0)" office:value-type="float" office:value="100">
            <text:p>10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formula="of:=IF([.B$1]*(1-((([.$A6]-30)/70)-1)^2) &gt;0 ; [.B$1]*(1-((([.$A6]-30)/70)-1)^2); 0)" office:value-type="float" office:value="49.7448979591837">
            <text:p>49,7448979592</text:p>
          </table:table-cell>
          <table:table-cell table:formula="of:=IF([.C$1]*(1-((([.$A6]-30)/70)-1)^2) &gt;0 ; [.C$1]*(1-((([.$A6]-30)/70)-1)^2); 0)" office:value-type="float" office:value="79.5918367346939">
            <text:p>79,5918367347</text:p>
          </table:table-cell>
          <table:table-cell table:formula="of:=IF([.D$1]*(1-((([.$A6]-30)/70)-1)^2) &gt;0 ; [.D$1]*(1-((([.$A6]-30)/70)-1)^2); 0)" office:value-type="float" office:value="89.5408163265306">
            <text:p>89,5408163265</text:p>
          </table:table-cell>
          <table:table-cell table:formula="of:=IF([.E$1]*(1-((([.$A6]-30)/70)-1)^2) &gt;0 ; [.E$1]*(1-((([.$A6]-30)/70)-1)^2); 0)" office:value-type="float" office:value="99.4897959183674">
            <text:p>99,489795918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IF([.B$1]*(1-((([.$A7]-30)/70)-1)^2) &gt;0 ; [.B$1]*(1-((([.$A7]-30)/70)-1)^2); 0)" office:value-type="float" office:value="48.9795918367347">
            <text:p>48,9795918367</text:p>
          </table:table-cell>
          <table:table-cell table:formula="of:=IF([.C$1]*(1-((([.$A7]-30)/70)-1)^2) &gt;0 ; [.C$1]*(1-((([.$A7]-30)/70)-1)^2); 0)" office:value-type="float" office:value="78.3673469387755">
            <text:p>78,3673469388</text:p>
          </table:table-cell>
          <table:table-cell table:formula="of:=IF([.D$1]*(1-((([.$A7]-30)/70)-1)^2) &gt;0 ; [.D$1]*(1-((([.$A7]-30)/70)-1)^2); 0)" office:value-type="float" office:value="88.1632653061224">
            <text:p>88,1632653061</text:p>
          </table:table-cell>
          <table:table-cell table:formula="of:=IF([.E$1]*(1-((([.$A7]-30)/70)-1)^2) &gt;0 ; [.E$1]*(1-((([.$A7]-30)/70)-1)^2); 0)" office:value-type="float" office:value="97.9591836734694">
            <text:p>97,959183673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formula="of:=IF([.B$1]*(1-((([.$A8]-30)/70)-1)^2) &gt;0 ; [.B$1]*(1-((([.$A8]-30)/70)-1)^2); 0)" office:value-type="float" office:value="47.7040816326531">
            <text:p>47,7040816327</text:p>
          </table:table-cell>
          <table:table-cell table:formula="of:=IF([.C$1]*(1-((([.$A8]-30)/70)-1)^2) &gt;0 ; [.C$1]*(1-((([.$A8]-30)/70)-1)^2); 0)" office:value-type="float" office:value="76.3265306122449">
            <text:p>76,3265306122</text:p>
          </table:table-cell>
          <table:table-cell table:formula="of:=IF([.D$1]*(1-((([.$A8]-30)/70)-1)^2) &gt;0 ; [.D$1]*(1-((([.$A8]-30)/70)-1)^2); 0)" office:value-type="float" office:value="85.8673469387755">
            <text:p>85,8673469388</text:p>
          </table:table-cell>
          <table:table-cell table:formula="of:=IF([.E$1]*(1-((([.$A8]-30)/70)-1)^2) &gt;0 ; [.E$1]*(1-((([.$A8]-30)/70)-1)^2); 0)" office:value-type="float" office:value="95.4081632653061">
            <text:p>95,408163265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IF([.B$1]*(1-((([.$A9]-30)/70)-1)^2) &gt;0 ; [.B$1]*(1-((([.$A9]-30)/70)-1)^2); 0)" office:value-type="float" office:value="45.9183673469388">
            <text:p>45,9183673469</text:p>
          </table:table-cell>
          <table:table-cell table:formula="of:=IF([.C$1]*(1-((([.$A9]-30)/70)-1)^2) &gt;0 ; [.C$1]*(1-((([.$A9]-30)/70)-1)^2); 0)" office:value-type="float" office:value="73.4693877551021">
            <text:p>73,4693877551</text:p>
          </table:table-cell>
          <table:table-cell table:formula="of:=IF([.D$1]*(1-((([.$A9]-30)/70)-1)^2) &gt;0 ; [.D$1]*(1-((([.$A9]-30)/70)-1)^2); 0)" office:value-type="float" office:value="82.6530612244898">
            <text:p>82,6530612245</text:p>
          </table:table-cell>
          <table:table-cell table:formula="of:=IF([.E$1]*(1-((([.$A9]-30)/70)-1)^2) &gt;0 ; [.E$1]*(1-((([.$A9]-30)/70)-1)^2); 0)" office:value-type="float" office:value="91.8367346938776">
            <text:p>91,8367346939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IF([.B$1]*(1-((([.$A10]-30)/70)-1)^2) &gt;0 ; [.B$1]*(1-((([.$A10]-30)/70)-1)^2); 0)" office:value-type="float" office:value="43.6224489795918">
            <text:p>43,6224489796</text:p>
          </table:table-cell>
          <table:table-cell table:formula="of:=IF([.C$1]*(1-((([.$A10]-30)/70)-1)^2) &gt;0 ; [.C$1]*(1-((([.$A10]-30)/70)-1)^2); 0)" office:value-type="float" office:value="69.7959183673469">
            <text:p>69,7959183673</text:p>
          </table:table-cell>
          <table:table-cell table:formula="of:=IF([.D$1]*(1-((([.$A10]-30)/70)-1)^2) &gt;0 ; [.D$1]*(1-((([.$A10]-30)/70)-1)^2); 0)" office:value-type="float" office:value="78.5204081632653">
            <text:p>78,5204081633</text:p>
          </table:table-cell>
          <table:table-cell table:formula="of:=IF([.E$1]*(1-((([.$A10]-30)/70)-1)^2) &gt;0 ; [.E$1]*(1-((([.$A10]-30)/70)-1)^2); 0)" office:value-type="float" office:value="87.2448979591837">
            <text:p>87,244897959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IF([.B$1]*(1-((([.$A11]-30)/70)-1)^2) &gt;0 ; [.B$1]*(1-((([.$A11]-30)/70)-1)^2); 0)" office:value-type="float" office:value="40.8163265306122">
            <text:p>40,8163265306</text:p>
          </table:table-cell>
          <table:table-cell table:formula="of:=IF([.C$1]*(1-((([.$A11]-30)/70)-1)^2) &gt;0 ; [.C$1]*(1-((([.$A11]-30)/70)-1)^2); 0)" office:value-type="float" office:value="65.3061224489796">
            <text:p>65,306122449</text:p>
          </table:table-cell>
          <table:table-cell table:formula="of:=IF([.D$1]*(1-((([.$A11]-30)/70)-1)^2) &gt;0 ; [.D$1]*(1-((([.$A11]-30)/70)-1)^2); 0)" office:value-type="float" office:value="73.4693877551021">
            <text:p>73,4693877551</text:p>
          </table:table-cell>
          <table:table-cell table:formula="of:=IF([.E$1]*(1-((([.$A11]-30)/70)-1)^2) &gt;0 ; [.E$1]*(1-((([.$A11]-30)/70)-1)^2); 0)" office:value-type="float" office:value="81.6326530612245">
            <text:p>81,632653061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IF([.B$1]*(1-((([.$A12]-30)/70)-1)^2) &gt;0 ; [.B$1]*(1-((([.$A12]-30)/70)-1)^2); 0)" office:value-type="float" office:value="37.5">
            <text:p>37,5</text:p>
          </table:table-cell>
          <table:table-cell table:formula="of:=IF([.C$1]*(1-((([.$A12]-30)/70)-1)^2) &gt;0 ; [.C$1]*(1-((([.$A12]-30)/70)-1)^2); 0)" office:value-type="float" office:value="60">
            <text:p>60</text:p>
          </table:table-cell>
          <table:table-cell table:formula="of:=IF([.D$1]*(1-((([.$A12]-30)/70)-1)^2) &gt;0 ; [.D$1]*(1-((([.$A12]-30)/70)-1)^2); 0)" office:value-type="float" office:value="67.5">
            <text:p>67,5</text:p>
          </table:table-cell>
          <table:table-cell table:formula="of:=IF([.E$1]*(1-((([.$A12]-30)/70)-1)^2) &gt;0 ; [.E$1]*(1-((([.$A12]-30)/70)-1)^2); 0)" office:value-type="float" office:value="75">
            <text:p>7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IF([.B$1]*(1-((([.$A13]-30)/70)-1)^2) &gt;0 ; [.B$1]*(1-((([.$A13]-30)/70)-1)^2); 0)" office:value-type="float" office:value="33.6734693877551">
            <text:p>33,6734693878</text:p>
          </table:table-cell>
          <table:table-cell table:formula="of:=IF([.C$1]*(1-((([.$A13]-30)/70)-1)^2) &gt;0 ; [.C$1]*(1-((([.$A13]-30)/70)-1)^2); 0)" office:value-type="float" office:value="53.8775510204082">
            <text:p>53,8775510204</text:p>
          </table:table-cell>
          <table:table-cell table:formula="of:=IF([.D$1]*(1-((([.$A13]-30)/70)-1)^2) &gt;0 ; [.D$1]*(1-((([.$A13]-30)/70)-1)^2); 0)" office:value-type="float" office:value="60.6122448979592">
            <text:p>60,612244898</text:p>
          </table:table-cell>
          <table:table-cell table:formula="of:=IF([.E$1]*(1-((([.$A13]-30)/70)-1)^2) &gt;0 ; [.E$1]*(1-((([.$A13]-30)/70)-1)^2); 0)" office:value-type="float" office:value="67.3469387755102">
            <text:p>67,346938775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IF([.B$1]*(1-((([.$A14]-30)/70)-1)^2) &gt;0 ; [.B$1]*(1-((([.$A14]-30)/70)-1)^2); 0)" office:value-type="float" office:value="29.3367346938775">
            <text:p>29,3367346939</text:p>
          </table:table-cell>
          <table:table-cell table:formula="of:=IF([.C$1]*(1-((([.$A14]-30)/70)-1)^2) &gt;0 ; [.C$1]*(1-((([.$A14]-30)/70)-1)^2); 0)" office:value-type="float" office:value="46.9387755102041">
            <text:p>46,9387755102</text:p>
          </table:table-cell>
          <table:table-cell table:formula="of:=IF([.D$1]*(1-((([.$A14]-30)/70)-1)^2) &gt;0 ; [.D$1]*(1-((([.$A14]-30)/70)-1)^2); 0)" office:value-type="float" office:value="52.8061224489796">
            <text:p>52,806122449</text:p>
          </table:table-cell>
          <table:table-cell table:formula="of:=IF([.E$1]*(1-((([.$A14]-30)/70)-1)^2) &gt;0 ; [.E$1]*(1-((([.$A14]-30)/70)-1)^2); 0)" office:value-type="float" office:value="58.6734693877551">
            <text:p>58,673469387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IF([.B$1]*(1-((([.$A15]-30)/70)-1)^2) &gt;0 ; [.B$1]*(1-((([.$A15]-30)/70)-1)^2); 0)" office:value-type="float" office:value="24.4897959183673">
            <text:p>24,4897959184</text:p>
          </table:table-cell>
          <table:table-cell table:formula="of:=IF([.C$1]*(1-((([.$A15]-30)/70)-1)^2) &gt;0 ; [.C$1]*(1-((([.$A15]-30)/70)-1)^2); 0)" office:value-type="float" office:value="39.1836734693878">
            <text:p>39,1836734694</text:p>
          </table:table-cell>
          <table:table-cell table:formula="of:=IF([.D$1]*(1-((([.$A15]-30)/70)-1)^2) &gt;0 ; [.D$1]*(1-((([.$A15]-30)/70)-1)^2); 0)" office:value-type="float" office:value="44.0816326530612">
            <text:p>44,0816326531</text:p>
          </table:table-cell>
          <table:table-cell table:formula="of:=IF([.E$1]*(1-((([.$A15]-30)/70)-1)^2) &gt;0 ; [.E$1]*(1-((([.$A15]-30)/70)-1)^2); 0)" office:value-type="float" office:value="48.9795918367347">
            <text:p>48,979591836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IF([.B$1]*(1-((([.$A16]-30)/70)-1)^2) &gt;0 ; [.B$1]*(1-((([.$A16]-30)/70)-1)^2); 0)" office:value-type="float" office:value="19.1326530612245">
            <text:p>19,1326530612</text:p>
          </table:table-cell>
          <table:table-cell table:formula="of:=IF([.C$1]*(1-((([.$A16]-30)/70)-1)^2) &gt;0 ; [.C$1]*(1-((([.$A16]-30)/70)-1)^2); 0)" office:value-type="float" office:value="30.6122448979592">
            <text:p>30,612244898</text:p>
          </table:table-cell>
          <table:table-cell table:formula="of:=IF([.D$1]*(1-((([.$A16]-30)/70)-1)^2) &gt;0 ; [.D$1]*(1-((([.$A16]-30)/70)-1)^2); 0)" office:value-type="float" office:value="34.4387755102041">
            <text:p>34,4387755102</text:p>
          </table:table-cell>
          <table:table-cell table:formula="of:=IF([.E$1]*(1-((([.$A16]-30)/70)-1)^2) &gt;0 ; [.E$1]*(1-((([.$A16]-30)/70)-1)^2); 0)" office:value-type="float" office:value="38.265306122449">
            <text:p>38,265306122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IF([.B$1]*(1-((([.$A17]-30)/70)-1)^2) &gt;0 ; [.B$1]*(1-((([.$A17]-30)/70)-1)^2); 0)" office:value-type="float" office:value="13.265306122449">
            <text:p>13,2653061224</text:p>
          </table:table-cell>
          <table:table-cell table:formula="of:=IF([.C$1]*(1-((([.$A17]-30)/70)-1)^2) &gt;0 ; [.C$1]*(1-((([.$A17]-30)/70)-1)^2); 0)" office:value-type="float" office:value="21.2244897959184">
            <text:p>21,2244897959</text:p>
          </table:table-cell>
          <table:table-cell table:formula="of:=IF([.D$1]*(1-((([.$A17]-30)/70)-1)^2) &gt;0 ; [.D$1]*(1-((([.$A17]-30)/70)-1)^2); 0)" office:value-type="float" office:value="23.8775510204081">
            <text:p>23,8775510204</text:p>
          </table:table-cell>
          <table:table-cell table:formula="of:=IF([.E$1]*(1-((([.$A17]-30)/70)-1)^2) &gt;0 ; [.E$1]*(1-((([.$A17]-30)/70)-1)^2); 0)" office:value-type="float" office:value="26.5306122448979">
            <text:p>26,530612244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IF([.B$1]*(1-((([.$A18]-30)/70)-1)^2) &gt;0 ; [.B$1]*(1-((([.$A18]-30)/70)-1)^2); 0)" office:value-type="float" office:value="6.88775510204082">
            <text:p>6,887755102</text:p>
          </table:table-cell>
          <table:table-cell table:formula="of:=IF([.C$1]*(1-((([.$A18]-30)/70)-1)^2) &gt;0 ; [.C$1]*(1-((([.$A18]-30)/70)-1)^2); 0)" office:value-type="float" office:value="11.0204081632653">
            <text:p>11,0204081633</text:p>
          </table:table-cell>
          <table:table-cell table:formula="of:=IF([.D$1]*(1-((([.$A18]-30)/70)-1)^2) &gt;0 ; [.D$1]*(1-((([.$A18]-30)/70)-1)^2); 0)" office:value-type="float" office:value="12.3979591836735">
            <text:p>12,3979591837</text:p>
          </table:table-cell>
          <table:table-cell table:formula="of:=IF([.E$1]*(1-((([.$A18]-30)/70)-1)^2) &gt;0 ; [.E$1]*(1-((([.$A18]-30)/70)-1)^2); 0)" office:value-type="float" office:value="13.7755102040816">
            <text:p>13,775510204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IF([.B$1]*(1-((([.$A19]-30)/70)-1)^2) &gt;0 ; [.B$1]*(1-((([.$A19]-30)/70)-1)^2); 0)" office:value-type="float" office:value="0">
            <text:p>0</text:p>
          </table:table-cell>
          <table:table-cell table:formula="of:=IF([.C$1]*(1-((([.$A19]-30)/70)-1)^2) &gt;0 ; [.C$1]*(1-((([.$A19]-30)/70)-1)^2); 0)" office:value-type="float" office:value="0">
            <text:p>0</text:p>
          </table:table-cell>
          <table:table-cell table:formula="of:=IF([.D$1]*(1-((([.$A19]-30)/70)-1)^2) &gt;0 ; [.D$1]*(1-((([.$A19]-30)/70)-1)^2); 0)" office:value-type="float" office:value="0">
            <text:p>0</text:p>
          </table:table-cell>
          <table:table-cell table:formula="of:=IF([.E$1]*(1-((([.$A19]-30)/70)-1)^2) &gt;0 ; [.E$1]*(1-((([.$A19]-30)/70)-1)^2); 0)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IF([.B$1]*(1-((([.$A20]-30)/70)-1)^2) &gt;0 ; [.B$1]*(1-((([.$A20]-30)/70)-1)^2); 0)" office:value-type="float" office:value="0">
            <text:p>0</text:p>
          </table:table-cell>
          <table:table-cell table:formula="of:=IF([.C$1]*(1-((([.$A20]-30)/70)-1)^2) &gt;0 ; [.C$1]*(1-((([.$A20]-30)/70)-1)^2); 0)" office:value-type="float" office:value="0">
            <text:p>0</text:p>
          </table:table-cell>
          <table:table-cell table:formula="of:=IF([.D$1]*(1-((([.$A20]-30)/70)-1)^2) &gt;0 ; [.D$1]*(1-((([.$A20]-30)/70)-1)^2); 0)" office:value-type="float" office:value="0">
            <text:p>0</text:p>
          </table:table-cell>
          <table:table-cell table:formula="of:=IF([.E$1]*(1-((([.$A20]-30)/70)-1)^2) &gt;0 ; [.E$1]*(1-((([.$A20]-30)/70)-1)^2); 0)"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IF([.B$1]*(1-((([.$A21]-30)/70)-1)^2) &gt;0 ; [.B$1]*(1-((([.$A21]-30)/70)-1)^2); 0)" office:value-type="float" office:value="0">
            <text:p>0</text:p>
          </table:table-cell>
          <table:table-cell table:formula="of:=IF([.C$1]*(1-((([.$A21]-30)/70)-1)^2) &gt;0 ; [.C$1]*(1-((([.$A21]-30)/70)-1)^2); 0)" office:value-type="float" office:value="0">
            <text:p>0</text:p>
          </table:table-cell>
          <table:table-cell table:formula="of:=IF([.D$1]*(1-((([.$A21]-30)/70)-1)^2) &gt;0 ; [.D$1]*(1-((([.$A21]-30)/70)-1)^2); 0)" office:value-type="float" office:value="0">
            <text:p>0</text:p>
          </table:table-cell>
          <table:table-cell table:formula="of:=IF([.E$1]*(1-((([.$A21]-30)/70)-1)^2) &gt;0 ; [.E$1]*(1-((([.$A21]-30)/70)-1)^2); 0)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IF([.B$1]*(1-((([.$A22]-30)/70)-1)^2) &gt;0 ; [.B$1]*(1-((([.$A22]-30)/70)-1)^2); 0)" office:value-type="float" office:value="0">
            <text:p>0</text:p>
          </table:table-cell>
          <table:table-cell table:formula="of:=IF([.C$1]*(1-((([.$A22]-30)/70)-1)^2) &gt;0 ; [.C$1]*(1-((([.$A22]-30)/70)-1)^2); 0)" office:value-type="float" office:value="0">
            <text:p>0</text:p>
          </table:table-cell>
          <table:table-cell table:formula="of:=IF([.D$1]*(1-((([.$A22]-30)/70)-1)^2) &gt;0 ; [.D$1]*(1-((([.$A22]-30)/70)-1)^2); 0)" office:value-type="float" office:value="0">
            <text:p>0</text:p>
          </table:table-cell>
          <table:table-cell table:formula="of:=IF([.E$1]*(1-((([.$A22]-30)/70)-1)^2) &gt;0 ; [.E$1]*(1-((([.$A22]-30)/70)-1)^2); 0)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IF([.B$1]*(1-((([.$A23]-30)/70)-1)^2) &gt;0 ; [.B$1]*(1-((([.$A23]-30)/70)-1)^2); 0)" office:value-type="float" office:value="0">
            <text:p>0</text:p>
          </table:table-cell>
          <table:table-cell table:formula="of:=IF([.C$1]*(1-((([.$A23]-30)/70)-1)^2) &gt;0 ; [.C$1]*(1-((([.$A23]-30)/70)-1)^2); 0)" office:value-type="float" office:value="0">
            <text:p>0</text:p>
          </table:table-cell>
          <table:table-cell table:formula="of:=IF([.D$1]*(1-((([.$A23]-30)/70)-1)^2) &gt;0 ; [.D$1]*(1-((([.$A23]-30)/70)-1)^2); 0)" office:value-type="float" office:value="0">
            <text:p>0</text:p>
          </table:table-cell>
          <table:table-cell table:formula="of:=IF([.E$1]*(1-((([.$A23]-30)/70)-1)^2) &gt;0 ; [.E$1]*(1-((([.$A23]-30)/70)-1)^2); 0)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IF([.B$1]*(1-((([.$A24]-30)/70)-1)^2) &gt;0 ; [.B$1]*(1-((([.$A24]-30)/70)-1)^2); 0)" office:value-type="float" office:value="0">
            <text:p>0</text:p>
          </table:table-cell>
          <table:table-cell table:formula="of:=IF([.C$1]*(1-((([.$A24]-30)/70)-1)^2) &gt;0 ; [.C$1]*(1-((([.$A24]-30)/70)-1)^2); 0)" office:value-type="float" office:value="0">
            <text:p>0</text:p>
          </table:table-cell>
          <table:table-cell table:formula="of:=IF([.D$1]*(1-((([.$A24]-30)/70)-1)^2) &gt;0 ; [.D$1]*(1-((([.$A24]-30)/70)-1)^2); 0)" office:value-type="float" office:value="0">
            <text:p>0</text:p>
          </table:table-cell>
          <table:table-cell table:formula="of:=IF([.E$1]*(1-((([.$A24]-30)/70)-1)^2) &gt;0 ; [.E$1]*(1-((([.$A24]-30)/70)-1)^2); 0)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IF([.B$1]*(1-((([.$A25]-30)/70)-1)^2) &gt;0 ; [.B$1]*(1-((([.$A25]-30)/70)-1)^2); 0)" office:value-type="float" office:value="0">
            <text:p>0</text:p>
          </table:table-cell>
          <table:table-cell table:formula="of:=IF([.C$1]*(1-((([.$A25]-30)/70)-1)^2) &gt;0 ; [.C$1]*(1-((([.$A25]-30)/70)-1)^2); 0)" office:value-type="float" office:value="0">
            <text:p>0</text:p>
          </table:table-cell>
          <table:table-cell table:formula="of:=IF([.D$1]*(1-((([.$A25]-30)/70)-1)^2) &gt;0 ; [.D$1]*(1-((([.$A25]-30)/70)-1)^2); 0)" office:value-type="float" office:value="0">
            <text:p>0</text:p>
          </table:table-cell>
          <table:table-cell table:formula="of:=IF([.E$1]*(1-((([.$A25]-30)/70)-1)^2) &gt;0 ; [.E$1]*(1-((([.$A25]-30)/70)-1)^2); 0)" office:value-type="float" office:value="0">
            <text:p>0</text:p>
          </table:table-cell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21/10/2011</text:date>, <text:time>21:0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 </meta:initial-creator>
    <meta:creation-date>2011-10-21T20:21:18</meta:creation-date>
    <dc:date>2011-10-21T21:08:51</dc:date>
    <dc:creator>Fred </dc:creator>
    <meta:editing-duration>PT2M13S</meta:editing-duration>
    <meta:editing-cycles>1</meta:editing-cycles>
    <meta:document-statistic meta:table-count="3" meta:cell-count="115" meta:object-count="1"/>
    <meta:generator>LibreOffice/3.4$Unix LibreOffice_project/340m1$Build-3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3.454cm" style:legend-expansion="high" chart:style-name="ch2"/>
        <chart:plot-area chart:style-name="ch3" table:cell-range-address="Feuille1.A5:Feuille1.E25" svg:x="0.77cm" svg:y="0.855cm" svg:width="11.658cm" svg:height="7.545cm">
          <chartooo:coordinate-region svg:x="1.577cm" svg:y="1.054cm" svg:width="10.572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5:Feuille1.B25" chart:class="chart:scatter">
            <chart:domain table:cell-range-address="Feuille1.A5:Feuille1.A25"/>
            <chart:data-point chart:repeated="21"/>
          </chart:series>
          <chart:series chart:style-name="ch7" chart:values-cell-range-address="Feuille1.C5:Feuille1.C25" chart:class="chart:scatter">
            <chart:data-point chart:repeated="21"/>
          </chart:series>
          <chart:series chart:style-name="ch8" chart:values-cell-range-address="Feuille1.D5:Feuille1.D25" chart:class="chart:scatter">
            <chart:data-point chart:repeated="21"/>
          </chart:series>
          <chart:series chart:style-name="ch9" chart:values-cell-range-address="Feuille1.E5:Feuille1.E25" chart:class="chart:scatte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Feuille1.A5:Feuille1.A25</svg:desc>
                </draw:g>
              </table:table-cell>
              <table:table-cell office:value-type="float" office:value="50">
                <text:p>50</text:p>
                <draw:g>
                  <svg:desc>Feuille1.B5:Feuille1.B25</svg:desc>
                </draw:g>
              </table:table-cell>
              <table:table-cell office:value-type="float" office:value="80">
                <text:p>80</text:p>
                <draw:g>
                  <svg:desc>Feuille1.C5:Feuille1.C25</svg:desc>
                </draw:g>
              </table:table-cell>
              <table:table-cell office:value-type="float" office:value="90">
                <text:p>90</text:p>
                <draw:g>
                  <svg:desc>Feuille1.D5:Feuille1.D25</svg:desc>
                </draw:g>
              </table:table-cell>
              <table:table-cell office:value-type="float" office:value="100">
                <text:p>100</text:p>
                <draw:g>
                  <svg:desc>Feuille1.E5:Feuille1.E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49.7448979591837">
                <text:p>49.7448979591837</text:p>
              </table:table-cell>
              <table:table-cell office:value-type="float" office:value="79.5918367346939">
                <text:p>79.5918367346939</text:p>
              </table:table-cell>
              <table:table-cell office:value-type="float" office:value="89.5408163265306">
                <text:p>89.5408163265306</text:p>
              </table:table-cell>
              <table:table-cell office:value-type="float" office:value="99.4897959183674">
                <text:p>99.48979591836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48.9795918367347">
                <text:p>48.9795918367347</text:p>
              </table:table-cell>
              <table:table-cell office:value-type="float" office:value="78.3673469387755">
                <text:p>78.3673469387755</text:p>
              </table:table-cell>
              <table:table-cell office:value-type="float" office:value="88.1632653061224">
                <text:p>88.1632653061224</text:p>
              </table:table-cell>
              <table:table-cell office:value-type="float" office:value="97.9591836734694">
                <text:p>97.95918367346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47.7040816326531">
                <text:p>47.7040816326531</text:p>
              </table:table-cell>
              <table:table-cell office:value-type="float" office:value="76.3265306122449">
                <text:p>76.3265306122449</text:p>
              </table:table-cell>
              <table:table-cell office:value-type="float" office:value="85.8673469387755">
                <text:p>85.8673469387755</text:p>
              </table:table-cell>
              <table:table-cell office:value-type="float" office:value="95.4081632653061">
                <text:p>95.40816326530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45.9183673469388">
                <text:p>45.9183673469388</text:p>
              </table:table-cell>
              <table:table-cell office:value-type="float" office:value="73.4693877551021">
                <text:p>73.4693877551021</text:p>
              </table:table-cell>
              <table:table-cell office:value-type="float" office:value="82.6530612244898">
                <text:p>82.6530612244898</text:p>
              </table:table-cell>
              <table:table-cell office:value-type="float" office:value="91.8367346938776">
                <text:p>91.83673469387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43.6224489795918">
                <text:p>43.6224489795918</text:p>
              </table:table-cell>
              <table:table-cell office:value-type="float" office:value="69.7959183673469">
                <text:p>69.7959183673469</text:p>
              </table:table-cell>
              <table:table-cell office:value-type="float" office:value="78.5204081632653">
                <text:p>78.5204081632653</text:p>
              </table:table-cell>
              <table:table-cell office:value-type="float" office:value="87.2448979591837">
                <text:p>87.24489795918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40.8163265306122">
                <text:p>40.8163265306122</text:p>
              </table:table-cell>
              <table:table-cell office:value-type="float" office:value="65.3061224489796">
                <text:p>65.3061224489796</text:p>
              </table:table-cell>
              <table:table-cell office:value-type="float" office:value="73.4693877551021">
                <text:p>73.4693877551021</text:p>
              </table:table-cell>
              <table:table-cell office:value-type="float" office:value="81.6326530612245">
                <text:p>81.63265306122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">
                <text:p>65</text:p>
              </table:table-cell>
              <table:table-cell office:value-type="float" office:value="37.5">
                <text:p>37.5</text:p>
              </table:table-cell>
              <table:table-cell office:value-type="float" office:value="60">
                <text:p>60</text:p>
              </table:table-cell>
              <table:table-cell office:value-type="float" office:value="67.5">
                <text:p>67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33.6734693877551">
                <text:p>33.6734693877551</text:p>
              </table:table-cell>
              <table:table-cell office:value-type="float" office:value="53.8775510204082">
                <text:p>53.8775510204082</text:p>
              </table:table-cell>
              <table:table-cell office:value-type="float" office:value="60.6122448979592">
                <text:p>60.6122448979592</text:p>
              </table:table-cell>
              <table:table-cell office:value-type="float" office:value="67.3469387755102">
                <text:p>67.34693877551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">
                <text:p>55</text:p>
              </table:table-cell>
              <table:table-cell office:value-type="float" office:value="29.3367346938775">
                <text:p>29.3367346938775</text:p>
              </table:table-cell>
              <table:table-cell office:value-type="float" office:value="46.9387755102041">
                <text:p>46.9387755102041</text:p>
              </table:table-cell>
              <table:table-cell office:value-type="float" office:value="52.8061224489796">
                <text:p>52.8061224489796</text:p>
              </table:table-cell>
              <table:table-cell office:value-type="float" office:value="58.6734693877551">
                <text:p>58.67346938775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4.4897959183673">
                <text:p>24.4897959183673</text:p>
              </table:table-cell>
              <table:table-cell office:value-type="float" office:value="39.1836734693878">
                <text:p>39.1836734693878</text:p>
              </table:table-cell>
              <table:table-cell office:value-type="float" office:value="44.0816326530612">
                <text:p>44.0816326530612</text:p>
              </table:table-cell>
              <table:table-cell office:value-type="float" office:value="48.9795918367347">
                <text:p>48.97959183673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">
                <text:p>45</text:p>
              </table:table-cell>
              <table:table-cell office:value-type="float" office:value="19.1326530612245">
                <text:p>19.1326530612245</text:p>
              </table:table-cell>
              <table:table-cell office:value-type="float" office:value="30.6122448979592">
                <text:p>30.6122448979592</text:p>
              </table:table-cell>
              <table:table-cell office:value-type="float" office:value="34.4387755102041">
                <text:p>34.4387755102041</text:p>
              </table:table-cell>
              <table:table-cell office:value-type="float" office:value="38.265306122449">
                <text:p>38.2653061224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13.265306122449">
                <text:p>13.265306122449</text:p>
              </table:table-cell>
              <table:table-cell office:value-type="float" office:value="21.2244897959184">
                <text:p>21.2244897959184</text:p>
              </table:table-cell>
              <table:table-cell office:value-type="float" office:value="23.8775510204081">
                <text:p>23.8775510204081</text:p>
              </table:table-cell>
              <table:table-cell office:value-type="float" office:value="26.5306122448979">
                <text:p>26.53061224489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6.88775510204082">
                <text:p>6.88775510204082</text:p>
              </table:table-cell>
              <table:table-cell office:value-type="float" office:value="11.0204081632653">
                <text:p>11.0204081632653</text:p>
              </table:table-cell>
              <table:table-cell office:value-type="float" office:value="12.3979591836735">
                <text:p>12.3979591836735</text:p>
              </table:table-cell>
              <table:table-cell office:value-type="float" office:value="13.7755102040816">
                <text:p>13.77551020408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